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cdd" officeooo:paragraph-rsid="00034cdd"/>
    </style:style>
    <style:style style:name="P2" style:family="paragraph" style:parent-style-name="Standard">
      <style:text-properties officeooo:rsid="00082713" officeooo:paragraph-rsid="00082713"/>
    </style:style>
    <style:style style:name="P3" style:family="paragraph" style:parent-style-name="Standard">
      <style:text-properties officeooo:rsid="000b428a" officeooo:paragraph-rsid="000b428a"/>
    </style:style>
    <style:style style:name="P4" style:family="paragraph" style:parent-style-name="Standard">
      <style:text-properties officeooo:rsid="000b428a" officeooo:paragraph-rsid="000ccf4e"/>
    </style:style>
    <style:style style:name="P5" style:family="paragraph" style:parent-style-name="Standard">
      <style:text-properties officeooo:rsid="000b7d6c" officeooo:paragraph-rsid="000b7d6c"/>
    </style:style>
    <style:style style:name="P6" style:family="paragraph" style:parent-style-name="Standard">
      <style:text-properties officeooo:rsid="000ccf4e" officeooo:paragraph-rsid="000ccf4e"/>
    </style:style>
    <style:style style:name="P7" style:family="paragraph" style:parent-style-name="Standard">
      <style:text-properties officeooo:rsid="000e3459" officeooo:paragraph-rsid="000e3459"/>
    </style:style>
    <style:style style:name="P8" style:family="paragraph" style:parent-style-name="Standard">
      <style:text-properties fo:font-weight="bold" officeooo:rsid="000ccf4e" officeooo:paragraph-rsid="000ccf4e" style:font-weight-asian="bold" style:font-weight-complex="bold"/>
    </style:style>
    <style:style style:name="T1" style:family="text">
      <style:text-properties officeooo:rsid="0004890f"/>
    </style:style>
    <style:style style:name="T2" style:family="text">
      <style:text-properties officeooo:rsid="0006162c"/>
    </style:style>
    <style:style style:name="T3" style:family="text">
      <style:text-properties officeooo:rsid="0007c40e"/>
    </style:style>
    <style:style style:name="T4" style:family="text">
      <style:text-properties officeooo:rsid="00096d01"/>
    </style:style>
    <style:style style:name="T5" style:family="text">
      <style:text-properties officeooo:rsid="000cc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replay vs reverse replay</text:p>
      <text:p text:style-name="P1"/>
      <text:p text:style-name="P1">- read about replay / reverse replay <text:span text:style-name="T3">(where does it happen?)</text:span></text:p>
      <text:p text:style-name="P1"><text:tab/><text:span text:style-name="T4">coincident with ripples (Foster, Wilson, 2006)</text:span></text:p>
      <text:p text:style-name="P1">- read about sequence forcing/<text:span text:style-name="T1">training</text:span></text:p>
      <text:p text:style-name="P1">- read about <text:span text:style-name="T2">connectivity hippocampus CA1/CA3</text:span></text:p>
      <text:p text:style-name="P1">- <text:span text:style-name="T2">read about</text:span></text:p>
      <text:p text:style-name="P1"/>
      <text:p text:style-name="P1"/>
      <text:p text:style-name="P2">time scale of replay etc → refractory period inhibits back-propagation?</text:p>
      <text:p text:style-name="P2"/>
      <text:p text:style-name="P2"/>
      <text:p text:style-name="P3">Literature:</text:p>
      <text:p text:style-name="P8">Primary:</text:p>
      <text:p text:style-name="P4">Foster, Wilson, 2006, <text:span text:style-name="T5">Reverse replay of behavioural sequences in hippocampal place cells during the awake state</text:span></text:p>
      <text:p text:style-name="P3">Foster, 2017, Replay comes of age</text:p>
      <text:p text:style-name="P5">Buhry, Azizi, Cheng, 2011, Reactivation, Replay, and Preplay: How It Might All Fit Together</text:p>
      <text:p text:style-name="P6">Lee, Wilson, 2002, Memory of Sequential Experience in the Hippocampus during Slow Wave Sleep</text:p>
      <text:p text:style-name="P7">Chenkov, Kempter, 2017, Memory replay in balanced recurrent networks</text:p>
      <text:p text:style-name="P7">Carr, Frank, 2011, Hippocampal replay in the awake state: a potential substrate for memory consolidation and retrieval</text:p>
      <text:p text:style-name="P5"/>
      <text:p text:style-name="P5"/>
      <text:p text:style-name="P8">Secondary:</text:p>
      <text:p text:style-name="P6">Ambrose, Foster, 2016, Reverse Replay of Hippocampal Place Cells Is Uniquely Modulated by Changing Reward</text:p>
      <text:p text:style-name="P6">Sullivan, Czicsvari, Buzsaki, 2011, Relationships between Hippocampal Sharp Waves, Ripples, and Fast Gamma Oscillation: Influence ofDentate and Entorhinal Cortical Activity</text:p>
      <text:p text:style-name="P6">Wu, Foster, 2014, Hippocampal Replay Captures the Unique Topological Structure of a Novel Environment</text:p>
      <text:p text:style-name="P6">Olafsdottir, Barry, 2017, Task Demands Predict a Dynamic Switch in the Content of Awake Hippocampal Replay</text:p>
      <text:p text:style-name="P6">Olafsdottir, Barry, 2018, The Role of Hippocampal Replay in Memory and Planning</text:p>
      <text:p text:style-name="P6">Wu, Ji, 2017, Hippocampal awake replay in fear memory retrieval</text:p>
      <text:p text:style-name="P6">Panoz-Brown, Crystal, 2018, Replay of Episodic Memories in the Rat</text:p>
      <text:p text:style-name="P7">Gönner, Hamke, 2017, Predictive Place-Cell Sequences for Goal-Finding Emerge from Goal Memory and the Cognitive Map: A Computational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1:34:28.342064783</meta:creation-date>
    <dc:date>2018-06-29T13:49:39.268069015</dc:date>
    <meta:editing-duration>P2DT46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41" meta:character-count="1678" meta:non-whitespace-character-count="1460"/>
  </office:meta>
</office:document-meta>
</file>